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fo:text-align="justify" style:justify-single-word="false"/>
      <style:text-properties style:font-name="Arial"/>
    </style:style>
    <style:style style:name="P4" style:family="paragraph" style:parent-style-name="Bibliography_20_1">
      <style:paragraph-properties>
        <style:tab-stops/>
      </style:paragraph-properties>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what extent did the development of New Labour between</text:p>
      <text:p text:style-name="P1">1994 and 1997 represent a decisive break with the party’s past?</text:p>
      <text:p text:style-name="P2"/>
      <text:p text:style-name="P3">This essay will examine the trajectory of the Labour Party in order to discover its past and to question the significance of the New Labour project. 'New Labour' was a brand developed by the Labour Party during the early 1990s to sell its self to the electorate. Corporations brand and redesign products to increase sales, yet a Mars bar remains a Mars bar. For a political party the goal is not unit sales but votes<text:note text:id="ftn0" text:note-class="footnote"><text:note-citation>1</text:note-citation><text:note-body><text:p text:style-name="Footnote"><text:span text:style-name="T1">Elected Every Day</text:span> <text:bibliography-mark text:identifier="PSG" text:bibliography-type="book" text:address="London" text:author="Cohen, Nick" text:publisher="Faber" text:title="Pretty Straight Guys" text:year="2003" text:isbn="05712200370">[PSG]</text:bibliography-mark></text:p></text:note-body></text:note>. The development of New Labour changed the policies of Labour Party not only the packaging to increase its electoral chances. I will examine the extent of these changes in the substance of the policies of the Labour Party in order to evaluate whether the development of New Labour between 1994-1997 does indeed represent a clear departure for the party.</text:p>
      <text:p text:style-name="P3"/>
      <text:p text:style-name="P3">Buried in the foundations of the Labour Party are disaffected liberals and middle-class socialists who, against a backdrop of class stratification and rapid industrialisation, joined with unionising workers seeking political representation to form the Independent Labour Party in 1906. From the inception of the I.L.P. socialist and liberal ideas for drawn upon for party policy. The socialist current within the ILP, and later the Labour Party, concerned its self with redistributive policy, entirely consistent with the ideology of this political strand. For the liberals in the I.L.P. participation and representation, and much later exclusion, were dominant themes. Each was broadly concerned with the welfare of the now more clearly identifiable 'working class' in Britain. </text:p>
      <text:p text:style-name="P3"/>
      <text:p text:style-name="P3">There is a tension between the 'left' and the 'right' of the Labour party reflecting the two political currents that form it: socialism and liberalism. This tension has been the catalyst for revisionism and redefinition at many times in the parties past. </text:p>
      <text:p text:style-name="P3"/>
      <text:p text:style-name="P3">As to the extent of any 'break with the past' that the development of New Labour could represent. The long trajectory of the development of the Labour Party needs to be understood. Its growth from little more than a disaffected interest group, to working class organisation, from minority party to Official Opposition and the development of the policies and practices of the party over this time, need to be understood.</text:p>
      <text:p text:style-name="P3"/>
      <text:p text:style-name="P3">Tension between politics and policy. Internal politics and national politics.</text:p>
      <text:p text:style-name="P3"/>
      <text:p text:style-name="P3"/>
      <text:p text:style-name="P3"/>
      <text:p text:style-name="P3">Who reorganised the labour party and why?</text:p>
      <text:p text:style-name="P3">Why? To resolve / alleviate the Tension between unions and leaders – role in selection, policy formulation, relationship to funding</text:p>
      <text:p text:style-name="P3">how was the party reorganised? History of reform, Kinnock and reform</text:p>
      <text:p text:style-name="P3">Internal democratic processes, weighting of votes</text:p>
      <text:p text:style-name="P3">OMOV</text:p>
      <text:p text:style-name="P3">Significant changes in the structure of the party – and ostensibly social democratic</text:p>
      <text:p text:style-name="P3"/>
      <text:p text:style-name="P3">Tony Blair and New Labour <text:span text:style-name="T2">used</text:span> these new organisation structures during their hegemonic revisionism of the party. Populist rhetoric, appealing direct to the British public. Redefinition of policy, rebalancing of ideology.</text:p>
      <text:p text:style-name="P3"/>
      <text:p text:style-name="P3">Embracing NPM, depoliticized government, </text:p>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PSG: Cohen, Nick, Pretty Straight Guys, 2003</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meta:initial-creator>Rob Dyke</meta:initial-creator>
    <meta:creation-date>2007-02-03T13:17:50</meta:creation-date>
    <dc:creator>Rob Dyke</dc:creator>
    <dc:date>2007-02-11T19:55:47</dc:date>
    <dc:language>en-GB</dc:language>
    <meta:editing-cycles>8</meta:editing-cycles>
    <meta:editing-duration>PT13H56M6S</meta:editing-duration>
    <meta:user-defined meta:name="Info 1"/>
    <meta:user-defined meta:name="Info 2"/>
    <meta:user-defined meta:name="Info 3"/>
    <meta:user-defined meta:name="Info 4"/>
    <meta:document-statistic meta:table-count="0" meta:image-count="0" meta:object-count="0" meta:page-count="2" meta:paragraph-count="18" meta:word-count="494" meta:character-count="3134"/>
  </office:meta>
</office:document-meta>
</file>